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1.129cm" fo:margin-right="0cm" fo:line-height="200%" fo:text-indent="-1.129cm" style:auto-text-indent="false"/>
      <style:text-properties style:font-name="Times New Roman" fo:font-size="12pt"/>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margin-left="0cm" fo:margin-right="0cm" fo:line-height="200%" fo:text-align="start" style:justify-single-word="false" fo:text-indent="1.27cm" style:auto-text-indent="false"/>
    </style:style>
    <style:style style:name="P5" style:family="paragraph" style:parent-style-name="Standard">
      <style:paragraph-properties fo:margin-left="0cm" fo:margin-right="0cm" fo:line-height="200%" fo:text-align="start" style:justify-single-word="false" fo:text-indent="1.27cm" style:auto-text-indent="false"/>
      <style:text-properties fo:font-style="normal" fo:background-color="transparent" style:font-style-asian="normal" style:font-style-complex="normal"/>
    </style:style>
    <style:style style:name="T1" style:family="text">
      <style:text-properties fo:background-color="transparent" loext:char-shading-value="0"/>
    </style:style>
    <style:style style:name="T2" style:family="text">
      <style:text-properties fo:font-style="normal" fo:background-color="transparent" style:font-style-asian="normal" style:font-style-complex="normal" loext:char-shading-value="0"/>
    </style:style>
    <style:style style:name="T3" style:family="text">
      <style:text-properties fo:font-style="normal" fo:background-color="transparent" style:font-style-asian="normal" style:font-style-complex="normal" loext:char-shading-value="0"/>
    </style:style>
    <style:style style:name="T4" style:family="text">
      <style:text-properties fo:font-style="normal" fo:background-color="transparent" style:font-style-asian="normal" style:font-style-complex="normal" loext:char-shading-value="0"/>
    </style:style>
    <style:style style:name="T5" style:family="text">
      <style:text-properties style:text-position="super 58%" fo:background-color="transparent" loext:char-shading-value="0"/>
    </style:style>
    <style:style style:name="T6" style:family="text">
      <style:text-properties style:text-position="33% 58%" fo:font-style="normal" fo:background-color="transparent" style:font-style-asian="normal" style:font-style-complex="normal" loext:char-shading-value="0"/>
    </style:style>
    <style:style style:name="T7" style:family="text">
      <style:text-properties style:text-position="33% 58%" fo:background-color="transparent" loext:char-shading-value="0"/>
    </style:style>
    <style:style style:name="T8" style:family="text">
      <style:text-properties style:text-position="33% 58%" fo:font-style="italic" fo:background-color="transparent" style:font-style-asian="italic" style:font-style-complex="italic" loext:char-shading-value="0"/>
    </style:style>
    <style:style style:name="T9" style:family="text">
      <style:text-properties fo:font-style="italic"/>
    </style:style>
    <style:style style:name="T10" style:family="text">
      <style:text-properties fo:font-style="italic" fo:background-color="transparent" style:font-style-asian="italic" style:font-style-complex="italic" loext:char-shading-value="0"/>
    </style:style>
    <style:style style:name="T11" style:family="text">
      <style:text-properties fo:font-style="italic" fo:background-color="transparent" style:font-style-asian="italic" style:font-style-complex="italic" loext:char-shading-valu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line of Proposed Research</text:p>
      <text:p text:style-name="P4"><text:span text:style-name="T1">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6">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brain signals in the 8-12 Hz range</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7">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7">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5">⁠</text:span><text:span text:style-name="T1">. However, these techniques were only able to distinguish large scale changes in brain state, severely limiting the number of responses the BCI could make. </text:span></text:p>
      <text:p text:style-name="P4"><text:span text:style-name="T1">Recent advances in EEG signal processing have made it possible to distinguish increasingly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text:span><text:span text:style-name="T2">A</text:span><text:span text:style-name="T2">s noted in the thesis summary my</text:span><text:span text:style-name="T2"> previous work showed that heard and imagined pieces of music can be classified at a statistically significant level. Although statistically significant these accuracy rates are not robust enough to be used for a BCI.</text:span></text:p>
      <text:p text:style-name="P4"><text:span text:style-name="T2">I would like to continue this line of research in order to create a more robust system. During my </text:span><text:soft-page-break/><text:span text:style-name="T2">Master's research I investigated the effects of the musical time-signature on classification. The next step is to determine what other salient aspects of music can be used for classification (e.g. presence of lyrics, rhythmic patterns etc.). Rhythmic patterns show promise as </text:span><text:span text:style-name="T10">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8">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10">⁠</text:span><text:span text:style-name="T2"> drum rhythms can be classified from EEG. In a separate experiment simple rhythm </text:span><text:span text:style-name="T10">imagination</text:span><text:span text:style-name="T2"> has also been classified from EEG</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6">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2">⁠. In this experiment participants were asked to imagine a single speech syllable in a particular rhythmic pattern. However, imagining a meaningless pattern of sounds (drums or syllable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signal I would like to use short, rhythmic, repetitive phrases. If this proves to be a successful way to detect what a participant is imagining then the next step will be to integrate other musical features (for example melody or pitch) to determine whether this increases our ability to robustly classify the contents of a participant's imagination. This will allow us to build a powerful music-based brain-computer interface. <text:s/></text:span></text:p>
      <text:p text:style-name="P5"/>
      <text:section text:style-name="Sect1" text:name="ADDIN Mendeley Bibliography CSL_BIBLIOGRAPHY  RNDwzCWPAavXW">
        <text:p text:style-name="P2">1. Owen, A.M. et al. (2006). <text:span text:style-name="T9">Science</text:span>. doi:10.1126/science.1130197.</text:p>
        <text:p text:style-name="P2">2. Wolpaw, J.R. et al. (1991). <text:span text:style-name="T9">Electroen Clin Neuro</text:span>. doi:10.1016/0013-4694(91)90040-B.</text:p>
        <text:p text:style-name="P2">3. Kalcher, J. et al. (1996). <text:span text:style-name="T9">Med Biol Eng Comput</text:span>. doi:10.1007/BF02520010.</text:p>
        <text:p text:style-name="P2">4. Stober. S, Cameron DJ, Grahn JA. (2014). In: <text:span text:style-name="T9">15th </text:span><text:span text:style-name="T9">ISMIR </text:span><text:span text:style-name="T9">proceedings</text:span>. </text:p>
        <text:p text:style-name="P2">5. Deng, S. (2010). <text:s/><text:span text:style-name="T9">J Neural Eng</text:span>.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118cm" fo:margin-bottom="1.905cm" fo:margin-left="1.905cm" fo:margin-right="1.90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30T18:51:51</dc:date>
    <meta:editing-duration>P9DT11H38M29S</meta:editing-duration>
    <meta:editing-cycles>55</meta:editing-cycles>
    <meta:generator>LibreOffice/3.5$MacOSX_x86 LibreOffice_project/e0fbe70-dcba98b-297ab39-994e618-0f858f0</meta:generator>
    <meta:document-statistic meta:table-count="0" meta:image-count="0" meta:object-count="0" meta:page-count="2" meta:paragraph-count="10" meta:word-count="641" meta:character-count="4218" meta:non-whitespace-character-count="3575"/>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